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500000018EF34F38CB.png"/>
  <manifest:file-entry manifest:media-type="image/png" manifest:full-path="Pictures/10000000000001A10000016FC81B8689.png"/>
  <manifest:file-entry manifest:media-type="image/png" manifest:full-path="Pictures/1000000000000345000001C8A841773B.png"/>
  <manifest:file-entry manifest:media-type="image/png" manifest:full-path="Pictures/100000000000038700000163D09535E3.png"/>
  <manifest:file-entry manifest:media-type="image/png" manifest:full-path="Pictures/10000000000002ED00000195A5250C0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Название1-title">
      <style:graphic-properties draw:stroke="none" draw:fill="none" draw:fill-color="#33cccc" draw:textarea-horizontal-align="left" draw:textarea-vertical-align="middle" draw:auto-grow-height="false" draw:auto-grow-width="false" fo:min-height="2.877cm" fo:min-width="0cm" fo:padding-top="0.123cm" fo:padding-bottom="0.123cm" fo:padding-left="0.251cm" fo:padding-right="0.251cm" fo:wrap-option="wrap" draw:shadow-color="#5f5f5f"/>
    </style:style>
    <style:style style:name="pr2" style:family="presentation" style:parent-style-name="Название1-subtitle">
      <style:graphic-properties draw:stroke="none" draw:fill="none" draw:fill-color="#33cccc" draw:textarea-horizontal-align="left" draw:textarea-vertical-align="top" draw:auto-grow-height="false" draw:auto-grow-width="false" fo:min-height="4.623cm" fo:min-width="0cm" fo:padding-top="0.123cm" fo:padding-bottom="0.123cm" fo:padding-left="0.251cm" fo:padding-right="0.251cm" fo:wrap-option="wrap" draw:shadow-color="#5f5f5f"/>
    </style:style>
    <style:style style:name="pr3" style:family="presentation" style:parent-style-name="Название1-notes">
      <style:graphic-properties draw:fill-color="#ffffff" fo:min-height="11.43cm"/>
    </style:style>
    <style:style style:name="pr4" style:family="presentation" style:parent-style-name="Обычный-title">
      <style:graphic-properties draw:stroke="none" draw:fill="none" draw:fill-color="#33cccc" draw:textarea-horizontal-align="left" draw:textarea-vertical-align="bottom" draw:auto-grow-height="false" draw:auto-grow-width="false" fo:min-height="2.606cm" fo:min-width="0cm" fo:padding-top="0.13cm" fo:padding-bottom="0.13cm" fo:padding-left="0.25cm" fo:padding-right="0.25cm" fo:wrap-option="wrap" draw:shadow-color="#5f5f5f"/>
    </style:style>
    <style:style style:name="pr5" style:family="presentation" style:parent-style-name="Обычный-notes">
      <style:graphic-properties draw:fill-color="#ffffff" fo:min-height="11.43cm"/>
    </style:style>
    <style:style style:name="pr6" style:family="presentation" style:parent-style-name="Обычный-title">
      <style:graphic-properties fo:min-height="2.915cm"/>
    </style:style>
    <style:style style:name="pr7" style:family="presentation" style:parent-style-name="Обычный-title">
      <style:graphic-properties draw:auto-grow-height="true" fo:min-height="2.915cm"/>
    </style:style>
    <style:style style:name="pr8" style:family="presentation" style:parent-style-name="Обычный-outline1">
      <style:graphic-properties fo:min-height="11.17cm"/>
    </style:style>
    <style:style style:name="pr9" style:family="presentation" style:parent-style-name="Обычный-outline1">
      <style:graphic-properties draw:auto-grow-height="true" fo:min-height="11.17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text-properties fo:font-size="12pt"/>
    </style:style>
    <style:style style:name="T1" style:family="text">
      <style:text-properties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00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">
        <style:list-level-properties text:min-label-width="0.952cm"/>
        <style:text-properties fo:font-family="Wingdings" style:font-pitch="variable" style:font-charset="x-symbol" fo:color="#006666" fo:font-size="7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</text:list-style>
  </office:automatic-styles>
  <office:body>
    <office:presentation>
      <draw:page draw:name="page1" draw:style-name="dp1" draw:master-page-name="Название1" presentation:presentation-page-layout-name="AL1T0">
        <draw:frame presentation:style-name="pr1" draw:text-style-name="P1" draw:layer="layout" svg:width="20.109cm" svg:height="3.122cm" svg:x="4.007cm" svg:y="3.162cm" presentation:class="title" presentation:user-transformed="true">
          <draw:text-box>
            <text:p>Питание и помехоустойчивость</text:p>
          </draw:text-box>
        </draw:frame>
        <draw:frame presentation:style-name="pr2" draw:text-style-name="P1" draw:layer="layout" svg:width="20.109cm" svg:height="4.868cm" svg:x="4.007cm" svg:y="9.52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664cm" svg:height="9.489cm" svg:x="3.193cm" svg:y="1.922cm" draw:page-number="1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draw:frame presentation:style-name="pr4" draw:text-style-name="P1" draw:layer="layout" svg:width="20.005cm" svg:height="2.865cm" svg:x="3.96cm" svg:y="0.992cm" presentation:class="title" presentation:user-transformed="true">
          <draw:text-box>
            <text:p>Пример 1</text:p>
          </draw:text-box>
        </draw:frame>
        <draw:frame draw:style-name="gr2" draw:layer="layout" svg:width="22.145cm" svg:height="12.064cm" svg:x="2cm" svg:y="5.6cm">
          <draw:image xlink:href="Pictures/1000000000000345000001C8A841773B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2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draw:frame presentation:style-name="pr4" draw:text-style-name="P1" draw:layer="layout" svg:width="20.005cm" svg:height="2.865cm" svg:x="3.96cm" svg:y="0.992cm" presentation:class="title" presentation:user-transformed="true">
          <draw:text-box>
            <text:p>Пример 2</text:p>
          </draw:text-box>
        </draw:frame>
        <draw:frame draw:style-name="gr2" draw:layer="layout" svg:width="19.816cm" svg:height="10.715cm" svg:x="2.784cm" svg:y="6.085cm">
          <draw:image xlink:href="Pictures/10000000000002ED00000195A5250C0E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3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4" draw:master-page-name="Обычный" presentation:presentation-page-layout-name="AL2T19">
        <draw:frame presentation:style-name="pr6" draw:layer="layout" svg:width="20.315cm" svg:height="3.175cm" svg:x="3.805cm" svg:y="0.837cm" presentation:class="title" presentation:user-transformed="true">
          <draw:text-box>
            <text:p>Пример 3</text:p>
          </draw:text-box>
        </draw:frame>
        <draw:frame draw:style-name="gr2" draw:layer="layout" svg:width="23.891cm" svg:height="9.392cm" svg:x="0.709cm" svg:y="7.8cm">
          <draw:image xlink:href="Pictures/100000000000038700000163D09535E3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4" presentation:class="page"/>
          <draw:frame presentation:style-name="pr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4" draw:master-page-name="Обычный" presentation:presentation-page-layout-name="AL3T1">
        <draw:frame presentation:style-name="pr7" draw:layer="layout" svg:width="20.315cm" svg:height="3.175cm" svg:x="3.805cm" svg:y="0.837cm" presentation:class="title">
          <draw:text-box>
            <text:p>?</text:p>
          </draw:text-box>
        </draw:frame>
        <draw:frame presentation:style-name="pr8" draw:layer="layout" svg:width="20.315cm" svg:height="11.43cm" svg:x="3.805cm" svg:y="5.076cm" presentation:class="outline">
          <draw:text-box>
            <text:list text:style-name="L2">
              <text:list-header>
                <text:p/>
                <text:p/>
                <text:p><text:span text:style-name="T1">И что со всем этим делать ?</text:span></text:p>
              </text:list-header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5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4" draw:master-page-name="Обычный" presentation:presentation-page-layout-name="AL2T19">
        <draw:frame presentation:style-name="pr6" draw:layer="layout" svg:width="20.315cm" svg:height="3.175cm" svg:x="3.805cm" svg:y="0.837cm" presentation:class="title" presentation:user-transformed="true">
          <draw:text-box>
            <text:p>Блокировочные емкости</text:p>
          </draw:text-box>
        </draw:frame>
        <draw:frame draw:style-name="gr2" draw:layer="layout" svg:width="22.436cm" svg:height="10.529cm" svg:x="1.4cm" svg:y="6.671cm">
          <draw:image xlink:href="Pictures/10000000000003500000018EF34F38CB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6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4" draw:master-page-name="Обычный" presentation:presentation-page-layout-name="AL2T19">
        <draw:frame presentation:style-name="pr6" draw:layer="layout" svg:width="20.315cm" svg:height="3.175cm" svg:x="3.805cm" svg:y="0.837cm" presentation:class="title" presentation:user-transformed="true">
          <draw:text-box>
            <text:p>Борьба со сквозняком</text:p>
          </draw:text-box>
        </draw:frame>
        <draw:frame draw:style-name="gr2" draw:layer="layout" svg:width="11.032cm" svg:height="9.709cm" svg:x="6.8cm" svg:y="6.491cm">
          <draw:image xlink:href="Pictures/10000000000001A10000016FC81B8689.png" xlink:type="simple" xlink:show="embed" xlink:actuate="onLoad">
            <text:p/>
          </draw:image>
        </draw:frame>
        <presentation:notes draw:style-name="dp2">
          <draw:page-thumbnail draw:style-name="gr1" draw:layer="layout" svg:width="12.664cm" svg:height="9.489cm" svg:x="3.193cm" svg:y="1.922cm" draw:page-number="7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4" draw:master-page-name="Обычный" presentation:presentation-page-layout-name="AL3T1">
        <draw:frame presentation:style-name="pr7" draw:layer="layout" svg:width="20.315cm" svg:height="3.175cm" svg:x="3.805cm" svg:y="0.837cm" presentation:class="title">
          <draw:text-box>
            <text:p>На практике</text:p>
          </draw:text-box>
        </draw:frame>
        <draw:frame presentation:style-name="pr8" draw:layer="layout" svg:width="20.315cm" svg:height="11.43cm" svg:x="3.805cm" svg:y="5.076cm" presentation:class="outline">
          <draw:text-box>
            <text:list text:style-name="L2">
              <text:list-header>
                <text:p>Смотрим картинки</text:p>
              </text:list-header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8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4" draw:master-page-name="Обычный" presentation:presentation-page-layout-name="AL3T1">
        <draw:frame presentation:style-name="pr7" draw:layer="layout" svg:width="20.315cm" svg:height="3.175cm" svg:x="3.805cm" svg:y="0.837cm" presentation:class="title">
          <draw:text-box>
            <text:p>Как расчитать ?</text:p>
          </draw:text-box>
        </draw:frame>
        <draw:frame presentation:style-name="pr9" draw:layer="layout" svg:width="20.315cm" svg:height="11.43cm" svg:x="3.805cm" svg:y="5.076cm" presentation:class="outline">
          <draw:text-box>
            <text:list text:style-name="L2">
              <text:list-header>
                <text:p/>
                <text:p><text:s/></text:p>
                <text:p/>
                <text:p>Смотрим расчет</text:p>
              </text:list-header>
            </text:list>
          </draw:text-box>
        </draw:frame>
        <presentation:notes draw:style-name="dp2">
          <draw:page-thumbnail draw:style-name="gr1" draw:layer="layout" svg:width="12.664cm" svg:height="9.489cm" svg:x="3.193cm" svg:y="1.922cm" draw:page-number="9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4" draw:master-page-name="Обычный" presentation:presentation-page-layout-name="AL2T19">
        <draw:frame presentation:style-name="pr6" draw:layer="layout" svg:width="20.315cm" svg:height="3.309cm" svg:x="3.805cm" svg:y="0.703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2.664cm" svg:height="9.489cm" svg:x="3.193cm" svg:y="1.922cm" draw:page-number="10" presentation:class="page"/>
          <draw:frame presentation:style-name="pr5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OvalEnd_20_5" draw:display-name="msArrowOvalEnd 5" svg:viewBox="0 0 318 318" svg:d="M318 159c0-87-72-159-159-159s-159 72-159 159 72 159 159 159 159-72 159-159z"/>
    <draw:marker draw:name="msArrowOvalEnd_20_9" draw:display-name="msArrowOvalEnd 9" svg:viewBox="0 0 530 530" svg:d="M530 265c0-146-119-265-265-265s-265 119-265 265 119 265 265 265 265-119 265-265z"/>
    <draw:marker draw:name="msArrowStealthEnd_20_9" draw:display-name="msArrowStealthEnd 9" svg:viewBox="0 0 530 530" svg:d="M265 0l265 530-265-212-265 212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Обычный-outline1">
          <text:list-level-style-bullet text:level="1" text:bullet-char="">
            <style:list-level-properties text:min-label-width="0.952cm"/>
            <style:text-properties fo:font-family="Wingdings" style:font-pitch="variable" style:font-charset="x-symbol" fo:color="#006666" fo:font-size="7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Microsoft YaHei'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Название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Название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Название1-notes" style:family="presentation">
      <style:graphic-properties draw:stroke="none" draw:fill="none">
        <text:list-style style:name="Назван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Название1-outline1" style:family="presentation">
      <style:graphic-properties draw:stroke="none" draw:fill="none">
        <text:list-style style:name="Название1-outline1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Название1-outline2" style:family="presentation" style:parent-style-name="Название1-outline1">
      <style:paragraph-properties fo:margin-left="1.27cm" fo:margin-right="0cm" fo:margin-top="0.2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Название1-outline3" style:family="presentation" style:parent-style-name="Название1-outline2">
      <style:paragraph-properties fo:margin-left="2.54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Название1-outline4" style:family="presentation" style:parent-style-name="Название1-outline3">
      <style:paragraph-properties fo:margin-left="3.81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5" style:family="presentation" style:parent-style-name="Название1-outline4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6" style:family="presentation" style:parent-style-name="Название1-outline5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7" style:family="presentation" style:parent-style-name="Название1-outline6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8" style:family="presentation" style:parent-style-name="Название1-outline7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outline9" style:family="presentation" style:parent-style-name="Название1-outline8">
      <style:paragraph-properties fo:margin-left="5.08cm" fo:margin-right="0cm" fo:margin-top="0.16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Название1-subtitle" style:family="presentation">
      <style:graphic-properties draw:stroke="none" draw:fill="none" draw:fill-color="#33cccc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Название1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font-style-asian="normal" style:font-weight-asian="normal" style:font-family-complex="Mangal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Название1-title" style:family="presentation">
      <style:graphic-properties draw:stroke="none" draw:fill="none" draw:fill-color="#33cccc" draw:textarea-horizontal-align="left" draw:textarea-vertical-align="bottom" draw:auto-grow-height="false" draw:auto-grow-width="false" fo:min-height="3.754cm" fo:min-width="0cm" fo:padding-top="0.13cm" fo:padding-bottom="0.13cm" fo:padding-left="0.25cm" fo:padding-right="0.25cm" fo:wrap-option="wrap" draw:shadow-color="#5f5f5f">
        <text:list-style style:name="Название1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Microsoft YaHei'" style:font-family-generic-asian="system" style:font-pitch-asian="variable" style:font-size-asian="40pt" style:font-style-asian="normal" style:font-weight-asian="norm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standard" style:list-style-name="ML1">
      <style:graphic-properties draw:stroke="none" draw:fill="solid" draw:fill-color="#99cc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00666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7" style:family="graphic" style:parent-style-name="standard" style:list-style-name="ML1">
      <style:graphic-properties draw:stroke="none" draw:fill="solid" draw:fill-color="#99cccc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33cccc" draw:auto-grow-height="false" draw:auto-grow-width="false" fo:min-height="1.271cm" fo:min-width="0cm" fo:wrap-option="wrap"/>
    </style:style>
    <style:style style:name="Mpr2" style:family="presentation" style:parent-style-name="Название1-backgroundobjects" style:list-style-name="ML1">
      <style:graphic-properties draw:stroke="none" draw:fill="none" draw:fill-color="#33cccc" draw:auto-grow-height="false" draw:auto-grow-width="false" fo:min-height="1.271cm" fo:min-width="0cm" fo:wrap-option="wrap"/>
    </style:style>
    <style:style style:name="Mpr3" style:family="presentation" style:parent-style-name="Название1-backgroundobjects" style:list-style-name="ML1">
      <style:graphic-properties draw:stroke="none" draw:fill="none" draw:fill-color="#33cccc" draw:auto-grow-height="false" draw:auto-grow-width="false" fo:min-height="1.271cm" fo:min-width="0cm" fo:wrap-option="wrap"/>
    </style:style>
    <style:style style:name="Mpr4" style:family="presentation" style:parent-style-name="Название1-backgroundobjects" style:list-style-name="ML1">
      <style:graphic-properties draw:stroke="none" draw:fill="none" draw:fill-color="#33cccc" draw:auto-grow-height="false" draw:auto-grow-width="false" fo:min-height="1.271cm" fo:min-width="0cm" fo:wrap-option="wrap"/>
    </style:style>
    <style:style style:name="MP1" style:family="paragraph">
      <style:paragraph-properties fo:text-align="center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Verdana" style:font-family-generic="swiss" style:font-pitch="variable" fo:font-size="12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2" draw:text-style-name="MP2" draw:layer="backgroundobjects" svg:width="8.266cm" svg:height="1.269cm" svg:x="0cm" svg:y="0cm" presentation:class="header">
        <draw:text-box>
          <text:p text:style-name="MP2"><text:span text:style-name="MT1"><presentation:header/></text:span></text:p>
        </draw:text-box>
      </draw:frame>
      <draw:frame draw:style-name="Mgr2" draw:text-style-name="MP3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8.266cm" svg:height="1.269cm" svg:x="0cm" svg:y="24.13cm" presentation:class="footer">
        <draw:text-box>
          <text:p text:style-name="MP2"><text:span text:style-name="MT1"><presentation:footer/></text:span></text:p>
        </draw:text-box>
      </draw:frame>
      <draw:frame draw:style-name="Mgr3" draw:text-style-name="MP3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g>
        <draw:custom-shape draw:style-name="Mgr4" draw:text-style-name="MP4" draw:layer="backgroundobjects" svg:width="11.43cm" svg:height="8.678cm" svg:x="-8.996cm" svg:y="1.905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296 -30880 31512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5" draw:text-style-name="MP5" draw:layer="backgroundobjects" svg:width="8.594cm" svg:height="8.762cm" svg:x="-6.738cm" svg:y="0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077 -3088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line draw:style-name="Mgr6" draw:text-style-name="MP6" draw:layer="backgroundobjects" svg:x1="3.81cm" svg:y1="4.233cm" svg:x2="24.13cm" svg:y2="4.233cm">
          <text:p/>
        </draw:line>
      </draw:g>
      <draw:frame presentation:style-name="Обычный-title" draw:layer="backgroundobjects" svg:width="20.315cm" svg:height="3.175cm" svg:x="3.805cm" svg:y="0.837cm" presentation:class="title" presentation:placeholder="true">
        <draw:text-box/>
      </draw:frame>
      <draw:frame presentation:style-name="Обычный-outline1" draw:layer="backgroundobjects" svg:width="20.315cm" svg:height="11.43cm" svg:x="3.805cm" svg:y="5.076cm" presentation:class="outline" presentation:placeholder="true">
        <draw:text-box/>
      </draw:frame>
      <draw:frame presentation:style-name="Mpr1" draw:layer="backgroundobjects" svg:width="5.927cm" svg:height="1.27cm" svg:x="1.269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27cm" svg:x="18.202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Обычный-notes" draw:layer="backgroundobjects" svg:width="13.97cm" svg:height="11.43cm" svg:x="2.54cm" svg:y="12.065cm" presentation:class="notes" presentation:placeholder="true">
          <draw:text-box/>
        </draw:frame>
        <draw:page-thumbnail presentation:style-name="Обычный-title" draw:layer="backgroundobjects" svg:width="12.664cm" svg:height="9.489cm" svg:x="3.193cm" svg:y="1.922cm" presentation:class="page"/>
      </presentation:notes>
    </style:master-page>
    <style:master-page style:name="Название1" style:page-layout-name="PM1" draw:style-name="Mdp1">
      <draw:g>
        <draw:line draw:style-name="Mgr6" draw:text-style-name="MP6" draw:layer="backgroundobjects" svg:x1="4.022cm" svg:y1="6.985cm" svg:x2="24.13cm" svg:y2="6.985cm">
          <text:p/>
        </draw:line>
        <draw:custom-shape draw:style-name="Mgr7" draw:text-style-name="MP4" draw:layer="backgroundobjects" svg:width="10.16cm" svg:height="10.16cm" svg:x="-6.985cm" svg:y="3.81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2083 -3200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5" draw:text-style-name="MP5" draw:layer="backgroundobjects" svg:width="11.219cm" svg:height="11.218cm" svg:x="-8.952cm" svg:y="0.847cm">
          <text:p/>
          <draw:enhanced-geometry svg:viewBox="-32000 -32000 64000 64000" draw:text-areas="?f27 ?f11 ?f25 ?f14" draw:glue-points="-32000 -32000 32000 32000 ?f10 ?f11 ?f13 ?f14 -32000 -32000 32000 32000 ?f18 ?f14 ?f19 ?f20 ?f0 ?f20 ?f0 ?f24 -32000 -32000 32000 32000 ?f23 ?f24 ?f22 ?f11" draw:glue-point-type="segments" draw:type="mso-spt100" draw:modifiers="18994 -30013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</draw:g>
      <draw:frame presentation:style-name="Название1-title" draw:layer="backgroundobjects" svg:width="20.109cm" svg:height="4.013cm" svg:x="4.007cm" svg:y="2.737cm" presentation:class="title" presentation:placeholder="true">
        <draw:text-box/>
      </draw:frame>
      <draw:frame presentation:style-name="Название1-subtitle" draw:layer="backgroundobjects" svg:width="20.109cm" svg:height="4.868cm" svg:x="4.007cm" svg:y="9.521cm" presentation:class="subtitle" presentation:placeholder="true">
        <draw:text-box/>
      </draw:frame>
      <draw:frame presentation:style-name="Mpr2" draw:text-style-name="MP4" draw:layer="backgroundobjects" svg:width="5.927cm" svg:height="1.27cm" svg:x="1.269cm" svg:y="17.35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presentation:style-name="Mpr3" draw:text-style-name="MP9" draw:layer="backgroundobjects" svg:width="8.044cm" svg:height="1.27cm" svg:x="8.678cm" svg:y="17.357cm" presentation:class="footer">
        <draw:text-box>
          <text:list text:style-name="ML1">
            <text:list-header>
              <text:p text:style-name="MP8"><text:span text:style-name="MT2"><presentation:footer/></text:span></text:p>
            </text:list-header>
          </text:list>
        </draw:text-box>
      </draw:frame>
      <draw:frame presentation:style-name="Mpr4" draw:text-style-name="MP11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10"><text:span text:style-name="MT2"><text:page-number>&lt;номер&gt;</text:page-number></text:span></text:p>
            </text:list-header>
          </text:list>
        </draw:text-box>
      </draw:frame>
      <draw:frame presentation:style-name="Название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Название1-notes" draw:layer="backgroundobjects" svg:width="13.97cm" svg:height="11.43cm" svg:x="2.54cm" svg:y="12.065cm" presentation:class="notes" presentation:placeholder="true">
          <draw:text-box/>
        </draw:frame>
        <draw:page-thumbnail presentation:style-name="Название1-title" draw:layer="backgroundobjects" svg:width="12.664cm" svg:height="9.489cm" svg:x="3.193cm" svg:y="1.922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Вспомогательные элементы и узлы ЭВМ</dc:title>
    <dc:date>2017-10-11T10:53:42.56</dc:date>
    <meta:editing-cycles>11</meta:editing-cycles>
    <meta:editing-duration>PT10H31M43S</meta:editing-duration>
    <meta:generator>OpenOffice/4.1.2$Win32 OpenOffice.org_project/412m3$Build-9782</meta:generator>
    <meta:document-statistic meta:object-count="75"/>
  </office:meta>
</office:document-meta>
</file>